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none" svg:stroke-linecap="butt" draw:fill="solid" draw:fill-color="#1f77b4" draw:textarea-horizontal-align="center" draw:textarea-vertical-align="middle" fo:padding-top="1cm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d62728" draw:textarea-horizontal-align="center" draw:textarea-vertical-align="middle" fo:padding-bottom="1.2cm" fo:padding-left="1cm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2ca02c" draw:textarea-horizontal-align="center" draw:textarea-vertical-align="middle" draw:fit-to-size="false" fo:padding-bottom="1.2cm" fo:padding-left="1cm"/>
    </style:style>
    <style:style style:name="gr4" style:family="graphic" style:parent-style-name="standard">
      <style:graphic-properties draw:stroke="none" draw:stroke-dash="Dash_20_2" svg:stroke-width="0cm" draw:stroke-linejoin="none" svg:stroke-linecap="butt" draw:fill="solid" draw:fill-color="#ff7f0e" draw:textarea-horizontal-align="center" draw:textarea-vertical-align="middle" fo:padding-bottom="1cm"/>
    </style:style>
    <style:style style:name="gr5" style:family="graphic" style:parent-style-name="standard">
      <style:graphic-properties draw:stroke="none" draw:stroke-dash="Dash_20_2" svg:stroke-width="0cm" draw:stroke-linejoin="none" svg:stroke-linecap="butt" draw:fill="solid" draw:fill-color="#9467bd" draw:textarea-horizontal-align="center" draw:textarea-vertical-align="middle" fo:padding-bottom="1.2cm" fo:padding-left="1cm"/>
    </style:style>
    <style:style style:name="gr6" style:family="graphic" style:parent-style-name="standard">
      <style:graphic-properties draw:stroke="none" draw:stroke-dash="Dash_20_2" svg:stroke-width="0cm" draw:stroke-linejoin="none" svg:stroke-linecap="butt" draw:fill="solid" draw:fill-color="#1f77b4" draw:textarea-horizontal-align="center" draw:textarea-vertical-align="middle" fo:padding-top="1.6cm" fo:padding-bottom="1.2cm"/>
    </style:style>
    <style:style style:name="gr7" style:family="graphic" style:parent-style-name="standard">
      <style:graphic-properties draw:stroke="none" draw:stroke-dash="Dash_20_2" svg:stroke-width="0cm" draw:stroke-linejoin="none" svg:stroke-linecap="butt" draw:fill="solid" draw:fill-color="#d62728" draw:textarea-horizontal-align="center" draw:textarea-vertical-align="middle" fo:padding-bottom="0.4cm" fo:padding-left="0.8cm"/>
    </style:style>
    <style:style style:name="gr8" style:family="graphic" style:parent-style-name="standard">
      <style:graphic-properties draw:stroke="none" draw:stroke-dash="Dash_20_2" svg:stroke-width="0cm" draw:stroke-linejoin="none" svg:stroke-linecap="butt" draw:fill="solid" draw:fill-color="#2ca02c" draw:textarea-horizontal-align="center" draw:textarea-vertical-align="middle" draw:fit-to-size="false" fo:padding-bottom="0.4cm" fo:padding-left="0.8cm"/>
    </style:style>
    <style:style style:name="gr9" style:family="graphic" style:parent-style-name="standard">
      <style:graphic-properties draw:stroke="none" draw:stroke-dash="Dash_20_2" svg:stroke-width="0cm" draw:stroke-linejoin="none" svg:stroke-linecap="butt" draw:fill="solid" draw:fill-color="#ff7f0e" draw:textarea-horizontal-align="center" draw:textarea-vertical-align="middle" fo:padding-bottom="0.4cm"/>
    </style:style>
    <style:style style:name="gr10" style:family="graphic" style:parent-style-name="standard">
      <style:graphic-properties draw:stroke="none" draw:stroke-dash="Dash_20_2" svg:stroke-width="0cm" draw:stroke-linejoin="none" svg:stroke-linecap="butt" draw:fill="solid" draw:fill-color="#9467bd" draw:textarea-horizontal-align="center" draw:textarea-vertical-align="middle" fo:padding-bottom="0.4cm" fo:padding-left="0.8cm"/>
    </style:style>
    <style:style style:name="gr11" style:family="graphic" style:parent-style-name="standard">
      <style:graphic-properties draw:stroke="none" draw:stroke-dash="Dash_20_2" svg:stroke-width="0cm" draw:stroke-linejoin="none" svg:stroke-linecap="butt" draw:fill="solid" draw:fill-color="#d62728" draw:opacity="50%" draw:opacity-name="" draw:textarea-horizontal-align="center" draw:textarea-vertical-align="middle" fo:padding-bottom="0.4cm" fo:padding-left="0.8cm"/>
    </style:style>
    <style:style style:name="gr12" style:family="graphic" style:parent-style-name="standard">
      <style:graphic-properties draw:stroke="none" draw:stroke-dash="Dash_20_2" svg:stroke-width="0cm" draw:stroke-linejoin="none" svg:stroke-linecap="butt" draw:fill="solid" draw:fill-color="#2ca02c" draw:opacity="50%" draw:opacity-name="" draw:textarea-horizontal-align="center" draw:textarea-vertical-align="middle" draw:fit-to-size="false" fo:padding-bottom="0.4cm" fo:padding-left="0.8cm"/>
    </style:style>
    <style:style style:name="gr13" style:family="graphic" style:parent-style-name="standard">
      <style:graphic-properties draw:stroke="none" draw:stroke-dash="Dash_20_2" svg:stroke-width="0cm" draw:stroke-linejoin="none" svg:stroke-linecap="butt" draw:fill="solid" draw:fill-color="#ff7f0e" draw:opacity="50%" draw:opacity-name="" draw:textarea-horizontal-align="center" draw:textarea-vertical-align="middle" fo:padding-bottom="0.4cm"/>
    </style:style>
    <style:style style:name="gr14" style:family="graphic" style:parent-style-name="standard">
      <style:graphic-properties draw:stroke="none" draw:stroke-dash="Dash_20_2" svg:stroke-width="0cm" draw:stroke-linejoin="none" svg:stroke-linecap="butt" draw:fill="solid" draw:fill-color="#9467bd" draw:opacity="50%" draw:opacity-name="" draw:textarea-horizontal-align="center" draw:textarea-vertical-align="middle" fo:padding-bottom="0.4cm" fo:padding-left="0.8cm"/>
    </style:style>
    <style:style style:name="gr15" style:family="graphic" style:parent-style-name="standard">
      <style:graphic-properties draw:stroke="none" draw:stroke-dash="Dash_20_2" svg:stroke-width="0cm" draw:stroke-linejoin="none" svg:stroke-linecap="butt" draw:fill="solid" draw:fill-color="#1f77b4" draw:opacity="50%" draw:opacity-name="" draw:textarea-horizontal-align="center" draw:textarea-vertical-align="middle" fo:padding-top="1.6cm" fo:padding-bottom="1.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/>
      <style:text-properties fo:color="#ffffff" fo:font-size="32pt" fo:font-weight="bold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32pt" fo:font-weight="bold" style:font-size-asian="15pt" style:font-size-complex="15pt"/>
    </style:style>
    <style:style style:name="P5" style:family="paragraph">
      <style:paragraph-properties fo:margin-top="0cm" fo:margin-bottom="0cm" fo:text-align="center"/>
      <style:text-properties fo:color="#ffffff" fo:font-size="20pt" fo:font-weight="normal" style:font-size-asian="10.5pt" style:font-weight-asian="normal" style:font-size-complex="10.5pt" style:font-weight-complex="normal"/>
    </style:style>
    <style:style style:name="P6" style:family="paragraph">
      <style:paragraph-properties fo:text-align="center"/>
      <style:text-properties fo:color="#ffffff" fo:font-size="44pt" fo:font-weight="normal" style:font-size-asian="44pt" style:font-weight-asian="normal" style:font-size-complex="44pt" style:font-weight-complex="normal"/>
    </style:style>
    <style:style style:name="P7" style:family="paragraph">
      <style:paragraph-properties fo:text-align="center"/>
      <style:text-properties fo:color="#ffffff" fo:font-size="20pt" fo:font-weight="normal" style:font-size-asian="10.5pt" style:font-weight-asian="normal" style:font-size-complex="10.5pt" style:font-weight-complex="normal"/>
    </style:style>
    <style:style style:name="P8" style:family="paragraph">
      <style:paragraph-properties fo:margin-top="0cm" fo:margin-bottom="0cm" fo:text-align="center"/>
      <style:text-properties fo:font-size="20pt"/>
    </style:style>
    <style:style style:name="P9" style:family="paragraph">
      <style:paragraph-properties fo:text-align="center"/>
      <style:text-properties fo:font-size="44pt"/>
    </style:style>
    <style:style style:name="P10" style:family="paragraph">
      <style:paragraph-properties fo:text-align="center"/>
      <style:text-properties fo:font-size="20pt"/>
    </style:style>
    <style:style style:name="T1" style:family="text">
      <style:text-properties fo:color="#ffffff" fo:font-size="32pt" fo:font-weight="bold" style:font-size-asian="32pt" style:font-size-complex="32pt"/>
    </style:style>
    <style:style style:name="T2" style:family="text">
      <style:text-properties fo:color="#ffffff" fo:font-size="32pt" fo:font-weight="bold" style:font-size-asian="28pt" style:font-size-complex="28pt"/>
    </style:style>
    <style:style style:name="T3" style:family="text">
      <style:text-properties fo:color="#ffffff" fo:font-family="FontAwesome" style:font-style-name="Regular" fo:font-size="54pt" fo:font-weight="normal" style:font-family-asian="FontAwesome" style:font-style-name-asian="Regular" style:font-size-asian="24pt" style:font-weight-asian="normal" style:font-family-complex="FontAwesome" style:font-style-name-complex="Regular" style:font-size-complex="24pt" style:font-weight-complex="normal"/>
    </style:style>
    <style:style style:name="T4" style:family="text">
      <style:text-properties fo:color="#ffffff" fo:font-family="FontAwesome" style:font-style-name="Regular" fo:font-size="54pt" fo:font-weight="normal" style:font-family-asian="FontAwesome" style:font-style-name-asian="Regular" style:font-size-asian="54pt" style:font-weight-asian="normal" style:font-family-complex="FontAwesome" style:font-style-name-complex="Regular" style:font-size-complex="54pt" style:font-weight-complex="normal"/>
    </style:style>
    <style:style style:name="T5" style:family="text">
      <style:text-properties fo:color="#ffffff" fo:font-family="FontAwesome" style:font-style-name="Regular" fo:font-size="44pt" fo:font-weight="normal" style:font-family-asian="FontAwesome" style:font-style-name-asian="Regular" style:font-size-asian="44pt" style:font-weight-asian="normal" style:font-family-complex="FontAwesome" style:font-style-name-complex="Regular" style:font-size-complex="44pt" style:font-weight-complex="normal"/>
    </style:style>
    <style:style style:name="T6" style:family="text">
      <style:text-properties fo:color="#ffffff" fo:font-family="FontAwesome" style:font-style-name="Regular" fo:font-size="54pt" fo:font-weight="normal" style:font-family-asian="FontAwesome" style:font-style-name-asian="Regular" style:font-size-asian="54pt" style:font-weight-asian="normal" style:font-family-complex="FontAwesome" style:font-style-name-complex="Regular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6.531cm" svg:height="6.522cm" svg:x="1.5cm" svg:y="4cm" svg:viewBox="0 0 6532 6523" svg:d="M5712 2984h820v-1582c0-198-160-357-360-357h-1824v-886c0-88-71-159-161-159h-833c-90 0-161 71-161 159v886h-1824c-198 0-360 159-360 357v1814h-850c-88 0-159 71-159 160v826c0 89 71 159 159 159h850v1806c0 197 162 356 360 356h1590v-790c0-123 100-223 224-223h1175c124 0 224 100 224 223v790h1590c200 0 360-159 360-356v-1573h-820c-124 0-225-100-225-223v-1164c0-123 101-223 225-223z">
          <text:p text:style-name="P1"><text:span text:style-name="T1">Collect</text:span></text:p>
        </draw:path>
        <draw:path draw:style-name="gr2" draw:text-style-name="P4" draw:layer="layout" svg:width="6.533cm" svg:height="6.493cm" svg:x="14.23cm" svg:y="10.9cm" svg:viewBox="0 0 6534 6494" svg:d="M820 3540h-820v1582c0 197 162 358 361 358h1824v855c0 88 72 159 160 159h835c88 0 159-71 159-159v-855h1826c198 0 360-161 360-358v-1815h848c88 0 161-71 161-158v-828c0-87-73-158-161-158h-848v-1805c0-197-162-358-360-358h-1591v791c0 123-101 223-225 223h-1173c-124 0-225-100-225-223v-791h-1590c-199 0-361 161-361 358v1573h820c124 0 225 100 225 223v1163c0 123-101 223-225 223z">
          <text:p text:style-name="P3"><text:span text:style-name="T2">Analyze</text:span></text:p>
        </draw:path>
        <draw:path draw:style-name="gr3" draw:text-style-name="P4" draw:layer="layout" svg:width="6.544cm" svg:height="6.48cm" svg:x="8.391cm" svg:y="10.905cm" svg:viewBox="0 0 6545 6481" svg:d="M3569 815v-815h1594c198 0 360 161 360 358v1810h862c89 0 160 71 160 158v828c0 87-71 159-160 159h-862v1809c0 199-162 358-360 358h-1829v843c0 87-71 158-161 158h-833c-89 0-160-71-160-158v-843h-1819c-201 0-361-159-361-358v-1576h797c124 0 225-100 225-223v-1164c0-123-101-224-225-224h-797v-1577c0-197 160-358 361-358h1584v815c0 123 101 223 225 223h1174c124 0 225-100 225-223z">
          <text:p text:style-name="P3"><text:span text:style-name="T1">Combine</text:span></text:p>
        </draw:path>
        <draw:path draw:style-name="gr4" draw:text-style-name="P4" draw:layer="layout" svg:width="6.544cm" svg:height="6.48cm" svg:x="7.357cm" svg:y="5.016cm" svg:viewBox="0 0 6545 6481" svg:d="M2978 814v-814h-1595c-199 0-361 159-361 358v1809h-862c-87 0-160 70-160 159v827c0 88 73 159 160 159h862v1810c0 197 162 358 361 358h1829v841c0 87 72 160 160 160h835c88 0 159-73 159-160v-841h1821c198 0 358-161 358-358v-1577h-797c-124 0-225-101-225-224v-1164c0-123 101-223 225-223h797v-1576c0-199-160-358-358-358h-1586v814c0 123-101 223-225 223h-1173c-124 0-225-100-225-223z">
          <text:p text:style-name="P3"><text:span text:style-name="T1">Store</text:span></text:p>
        </draw:path>
        <draw:path draw:style-name="gr5" draw:text-style-name="P4" draw:layer="layout" svg:width="6.533cm" svg:height="6.493cm" svg:x="19.966cm" svg:y="11.006cm" svg:viewBox="0 0 6534 6494" svg:d="M820 3540h-820v1582c0 197 162 358 361 358h1824v855c0 88 72 159 160 159h835c88 0 159-71 159-159v-855h1826c198 0 360-161 360-358v-1815h848c88 0 161-71 161-158v-828c0-87-73-158-161-158h-848v-1805c0-197-162-358-360-358h-1591v791c0 123-101 223-225 223h-1173c-124 0-225-100-225-223v-791h-1590c-199 0-361 161-361 358v1573h820c124 0 225 100 225 223v1163c0 123-101 223-225 223z">
          <text:p text:style-name="P3"><text:span text:style-name="T2">Visualize</text:span></text:p>
        </draw:path>
      </draw:page>
      <draw:page draw:name="page2" draw:style-name="dp1" draw:master-page-name="Default">
        <draw:path draw:style-name="gr6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1"><text:span text:style-name="T3"></text:span></text:p>
        </draw:path>
        <draw:path draw:style-name="gr7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3"><text:span text:style-name="T4"></text:span><text:span text:style-name="T5"> <text:s text:c="2"/></text:span></text:p>
        </draw:path>
        <draw:path draw:style-name="gr8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3"><text:span text:style-name="T4"></text:span><text:span text:style-name="T5"> <text:s/></text:span></text:p>
        </draw:path>
        <draw:path draw:style-name="gr9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3"><text:span text:style-name="T5"><text:s/></text:span><text:span text:style-name="T4"></text:span></text:p>
        </draw:path>
        <draw:path draw:style-name="gr10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3"><text:span text:style-name="T6"></text:span><text:span text:style-name="T5"> <text:s/></text:span></text:p>
        </draw:path>
      </draw:page>
      <draw:page draw:name="page3" draw:style-name="dp1" draw:master-page-name="Default">
        <draw:path draw:style-name="gr6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8"><text:span text:style-name="T3"></text:span></text:p>
        </draw:path>
        <draw:path draw:style-name="gr11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4"></text:span><text:span text:style-name="T5"> <text:s text:c="2"/></text:span></text:p>
        </draw:path>
        <draw:path draw:style-name="gr12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9"><text:span text:style-name="T4"></text:span><text:span text:style-name="T5"> <text:s/></text:span></text:p>
        </draw:path>
        <draw:path draw:style-name="gr13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10"><text:span text:style-name="T5"><text:s/></text:span><text:span text:style-name="T4"></text:span></text:p>
        </draw:path>
        <draw:path draw:style-name="gr14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6"></text:span><text:span text:style-name="T5"> <text:s/></text:span></text:p>
        </draw:path>
      </draw:page>
      <draw:page draw:name="page4" draw:style-name="dp1" draw:master-page-name="Default">
        <draw:path draw:style-name="gr15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8"><text:span text:style-name="T3"></text:span></text:p>
        </draw:path>
        <draw:path draw:style-name="gr11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4"></text:span><text:span text:style-name="T5"> <text:s text:c="2"/></text:span></text:p>
        </draw:path>
        <draw:path draw:style-name="gr12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9"><text:span text:style-name="T4"></text:span><text:span text:style-name="T5"> <text:s/></text:span></text:p>
        </draw:path>
        <draw:path draw:style-name="gr9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10"><text:span text:style-name="T5"><text:s/></text:span><text:span text:style-name="T4"></text:span></text:p>
        </draw:path>
        <draw:path draw:style-name="gr14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6"></text:span><text:span text:style-name="T5"> <text:s/></text:span></text:p>
        </draw:path>
      </draw:page>
      <draw:page draw:name="page5" draw:style-name="dp1" draw:master-page-name="Default">
        <draw:path draw:style-name="gr15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8"><text:span text:style-name="T3"></text:span></text:p>
        </draw:path>
        <draw:path draw:style-name="gr11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4"></text:span><text:span text:style-name="T5"> <text:s text:c="2"/></text:span></text:p>
        </draw:path>
        <draw:path draw:style-name="gr8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9"><text:span text:style-name="T4"></text:span><text:span text:style-name="T5"> <text:s/></text:span></text:p>
        </draw:path>
        <draw:path draw:style-name="gr13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10"><text:span text:style-name="T5"><text:s/></text:span><text:span text:style-name="T4"></text:span></text:p>
        </draw:path>
        <draw:path draw:style-name="gr14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6"></text:span><text:span text:style-name="T5"> <text:s/></text:span></text:p>
        </draw:path>
      </draw:page>
      <draw:page draw:name="page6" draw:style-name="dp1" draw:master-page-name="Default">
        <draw:path draw:style-name="gr15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8"><text:span text:style-name="T3"></text:span></text:p>
        </draw:path>
        <draw:path draw:style-name="gr7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4"></text:span><text:span text:style-name="T5"> <text:s text:c="2"/></text:span></text:p>
        </draw:path>
        <draw:path draw:style-name="gr12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9"><text:span text:style-name="T4"></text:span><text:span text:style-name="T5"> <text:s/></text:span></text:p>
        </draw:path>
        <draw:path draw:style-name="gr13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10"><text:span text:style-name="T5"><text:s/></text:span><text:span text:style-name="T4"></text:span></text:p>
        </draw:path>
        <draw:path draw:style-name="gr14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6"></text:span><text:span text:style-name="T5"> <text:s/></text:span></text:p>
        </draw:path>
      </draw:page>
      <draw:page draw:name="page7" draw:style-name="dp1" draw:master-page-name="Default">
        <draw:path draw:style-name="gr15" draw:text-style-name="P5" draw:layer="layout" svg:width="3.903cm" svg:height="3.869cm" svg:x="11.6cm" svg:y="1.25cm" svg:viewBox="0 0 3904 3870" svg:d="M3414 1770h490v-938c0-118-96-212-216-212h-1090v-526c0-52-42-94-96-94h-498c-53 0-96 42-96 94v526h-1090c-118 0-215 94-215 212v1076h-508c-53 0-95 42-95 95v490c0 53 42 95 95 95h508v1071c0 117 97 211 215 211h950v-469c0-73 60-132 134-132h702c74 0 135 59 135 132v469h949c120 0 216-94 216-211v-933h-490c-75 0-135-60-135-133v-691c0-73 60-132 135-132z">
          <text:p text:style-name="P8"><text:span text:style-name="T3"></text:span></text:p>
        </draw:path>
        <draw:path draw:style-name="gr11" draw:text-style-name="P6" draw:layer="layout" svg:width="3.904cm" svg:height="3.852cm" svg:x="19.208cm" svg:y="5.344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4"></text:span><text:span text:style-name="T5"> <text:s text:c="2"/></text:span></text:p>
        </draw:path>
        <draw:path draw:style-name="gr12" draw:text-style-name="P6" draw:layer="layout" svg:width="3.911cm" svg:height="3.844cm" svg:x="15.718cm" svg:y="5.347cm" svg:viewBox="0 0 3912 3845" svg:d="M2133 484v-484h952c119 0 216 95 216 212v1074h515c53 0 96 42 96 94v491c0 52-43 95-96 95h-515v1073c0 118-97 212-216 212h-1093v500c0 52-42 94-95 94h-499c-53 0-95-42-95-94v-500h-1088c-119 0-215-94-215-212v-935h476c74 0 135-59 135-132v-691c0-73-61-133-135-133h-476v-936c0-117 96-212 215-212h947v484c0 73 61 132 135 132h701c74 0 135-59 135-132z">
          <text:p text:style-name="P9"><text:span text:style-name="T4"></text:span><text:span text:style-name="T5"> <text:s/></text:span></text:p>
        </draw:path>
        <draw:path draw:style-name="gr13" draw:text-style-name="P7" draw:layer="layout" svg:width="3.911cm" svg:height="3.844cm" svg:x="15.1cm" svg:y="1.853cm" svg:viewBox="0 0 3912 3845" svg:d="M1780 483v-483h-954c-118 0-215 94-215 212v1073h-515c-53 0-96 42-96 95v490c0 53 43 95 96 95h515v1074c0 117 97 212 215 212h1093v499c0 52 44 95 96 95h499c53 0 95-43 95-95v-499h1088c119 0 215-95 215-212v-936h-477c-74 0-134-59-134-132v-691c0-73 60-133 134-133h477v-935c0-118-96-212-215-212h-948v483c0 73-60 132-134 132h-701c-74 0-134-59-134-132z">
          <text:p text:style-name="P10"><text:span text:style-name="T5"><text:s/></text:span><text:span text:style-name="T4"></text:span></text:p>
        </draw:path>
        <draw:path draw:style-name="gr10" draw:text-style-name="P6" draw:layer="layout" svg:width="3.904cm" svg:height="3.852cm" svg:x="22.695cm" svg:y="5.348cm" svg:viewBox="0 0 3905 3853" svg:d="M490 2100h-490v939c0 117 97 212 215 212h1091v507c0 53 43 95 95 95h499c53 0 95-42 95-95v-507h1091c119 0 216-95 216-212v-1077h507c52 0 96-42 96-94v-491c0-52-44-93-96-93h-507v-1072c0-117-97-212-216-212h-950v469c0 73-61 132-135 132h-700c-75 0-135-59-135-132v-469h-951c-118 0-215 95-215 212v933h490c74 0 135 60 135 133v690c0 73-61 132-135 132z">
          <text:p text:style-name="P9"><text:span text:style-name="T6"></text:span><text:span text:style-name="T5"> <text:s/>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uro Cardenas</meta:initial-creator>
    <meta:creation-date>2016-10-04T19:27:51</meta:creation-date>
    <dc:date>2016-10-05T11:56:51</dc:date>
    <dc:creator>Arturo Cardenas</dc:creator>
    <meta:editing-duration>PT1H31M33S</meta:editing-duration>
    <meta:editing-cycles>7</meta:editing-cycles>
    <meta:generator>OpenOffice/4.1.2$Unix OpenOffice.org_project/412m3$Build-9782</meta:generator>
    <meta:document-statistic meta:object-count="35"/>
  </office:meta>
</office:document-meta>
</file>